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2cm" style:rel-width="90%" table:align="left"/>
    </style:style>
    <style:style style:name="Tabela1.A" style:family="table-column">
      <style:table-column-properties style:column-width="3.272cm" style:rel-column-width="11911*"/>
    </style:style>
    <style:style style:name="Tabela1.B" style:family="table-column">
      <style:table-column-properties style:column-width="6.218cm" style:rel-column-width="22638*"/>
    </style:style>
    <style:style style:name="Tabela1.C" style:family="table-column">
      <style:table-column-properties style:column-width="6.71cm" style:rel-column-width="24428*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fo:padding="0.049cm" fo:border="none"/>
    </style:style>
    <style:style style:name="Tabela1.A8" style:family="table-cell">
      <style:table-cell-properties fo:padding="0.049cm" fo:border="none"/>
    </style:style>
    <style:style style:name="Tabela1.A9" style:family="table-cell">
      <style:table-cell-properties fo:padding="0.049cm" fo:border="none"/>
    </style:style>
    <style:style style:name="Tabela2" style:family="table">
      <style:table-properties style:width="16.2cm" style:rel-width="90%" table:align="left"/>
    </style:style>
    <style:style style:name="Tabela2.A" style:family="table-column">
      <style:table-column-properties style:column-width="3.272cm" style:rel-column-width="11915*"/>
    </style:style>
    <style:style style:name="Tabela2.B" style:family="table-column">
      <style:table-column-properties style:column-width="4.417cm" style:rel-column-width="16079*"/>
    </style:style>
    <style:style style:name="Tabela2.C" style:family="table-column">
      <style:table-column-properties style:column-width="8.511cm" style:rel-column-width="30983*"/>
    </style:style>
    <style:style style:name="Tabela2.A1" style:family="table-cell">
      <style:table-cell-properties style:vertical-align="middle" fo:padding="0.049cm" fo:border="none"/>
    </style:style>
    <style:style style:name="Tabela2.A2" style:family="table-cell">
      <style:table-cell-properties fo:padding="0.049cm" fo:border="none"/>
    </style:style>
    <style:style style:name="Tabela2.A8" style:family="table-cell">
      <style:table-cell-properties fo:padding="0.049cm" fo:border="none"/>
    </style:style>
    <style:style style:name="Tabela2.A9" style:family="table-cell">
      <style:table-cell-properties fo:padding="0.049cm" fo:border="none"/>
    </style:style>
    <style:style style:name="Tabela3" style:family="table">
      <style:table-properties style:width="16.2cm" style:rel-width="90%" table:align="left"/>
    </style:style>
    <style:style style:name="Tabela3.A" style:family="table-column">
      <style:table-column-properties style:column-width="3.272cm" style:rel-column-width="11914*"/>
    </style:style>
    <style:style style:name="Tabela3.B" style:family="table-column">
      <style:table-column-properties style:column-width="7.198cm" style:rel-column-width="26210*"/>
    </style:style>
    <style:style style:name="Tabela3.C" style:family="table-column">
      <style:table-column-properties style:column-width="5.727cm" style:rel-column-width="20852*"/>
    </style:style>
    <style:style style:name="Tabela3.A1" style:family="table-cell">
      <style:table-cell-properties style:vertical-align="middle" fo:padding="0.049cm" fo:border="none"/>
    </style:style>
    <style:style style:name="Tabela3.A2" style:family="table-cell">
      <style:table-cell-properties fo:padding="0.049cm" fo:border="none"/>
    </style:style>
    <style:style style:name="Tabela3.A7" style:family="table-cell">
      <style:table-cell-properties fo:padding="0.049cm" fo:border="none"/>
    </style:style>
    <style:style style:name="Tabela3.A8" style:family="table-cell">
      <style:table-cell-properties fo:padding="0.049cm" fo:border="none"/>
    </style:style>
    <style:style style:name="Tabela4" style:family="table">
      <style:table-properties style:width="16.2cm" style:rel-width="90%" table:align="left"/>
    </style:style>
    <style:style style:name="Tabela4.A" style:family="table-column">
      <style:table-column-properties style:column-width="3.274cm" style:rel-column-width="11917*"/>
    </style:style>
    <style:style style:name="Tabela4.B" style:family="table-column">
      <style:table-column-properties style:column-width="8.509cm" style:rel-column-width="30977*"/>
    </style:style>
    <style:style style:name="Tabela4.C" style:family="table-column">
      <style:table-column-properties style:column-width="4.417cm" style:rel-column-width="16083*"/>
    </style:style>
    <style:style style:name="Tabela4.A1" style:family="table-cell">
      <style:table-cell-properties style:vertical-align="middle" fo:padding="0.049cm" fo:border="none"/>
    </style:style>
    <style:style style:name="Tabela4.A2" style:family="table-cell">
      <style:table-cell-properties fo:padding="0.049cm" fo:border="none"/>
    </style:style>
    <style:style style:name="Tabela4.A9" style:family="table-cell">
      <style:table-cell-properties fo:padding="0.049cm" fo:border="none"/>
    </style:style>
    <style:style style:name="Tabela4.A10" style:family="table-cell">
      <style:table-cell-properties fo:padding="0.049cm" fo:border="none"/>
    </style:style>
    <style:style style:name="Tabela5" style:family="table">
      <style:table-properties style:width="16.2cm" style:rel-width="90%" table:align="left"/>
    </style:style>
    <style:style style:name="Tabela5.A" style:family="table-column">
      <style:table-column-properties style:column-width="3.272cm" style:rel-column-width="11911*"/>
    </style:style>
    <style:style style:name="Tabela5.B" style:family="table-column">
      <style:table-column-properties style:column-width="4.09cm" style:rel-column-width="14894*"/>
    </style:style>
    <style:style style:name="Tabela5.C" style:family="table-column">
      <style:table-column-properties style:column-width="8.837cm" style:rel-column-width="32171*"/>
    </style:style>
    <style:style style:name="Tabela5.A1" style:family="table-cell">
      <style:table-cell-properties style:vertical-align="middle" fo:padding="0.049cm" fo:border="none"/>
    </style:style>
    <style:style style:name="Tabela5.A2" style:family="table-cell">
      <style:table-cell-properties fo:padding="0.049cm" fo:border="none"/>
    </style:style>
    <style:style style:name="Tabela5.A9" style:family="table-cell">
      <style:table-cell-properties fo:padding="0.049cm" fo:border="none"/>
    </style:style>
    <style:style style:name="Tabela5.A10" style:family="table-cell">
      <style:table-cell-properties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1">
      <style:paragraph-properties fo:margin-top="0cm" fo:margin-bottom="0.499cm" style:contextual-spacing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master-page-name="HTML">
      <style:paragraph-properties fo:margin-top="0cm" fo:margin-bottom="0cm" style:contextual-spacing="false" style:page-number="auto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padding="0cm" fo:border="non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Link Community [configure $tlCfg-&gt;document_generator-&gt;company_name]</text:p>
      <text:p text:style-name="P7">ProjectManagementTest</text:p>
      <text:p text:style-name="Horizontal_20_Line"/>
      <text:p text:style-name="P8"><draw:frame draw:style-name="fr1" draw:name="Figura1" text:anchor-type="as-char" svg:width="2cm" svg:height="1.402cm" draw:z-index="0"><draw:image xlink:href="http://localhost:8080/testlink/gui/themes/default/images/company_logo.png" xlink:type="simple" xlink:show="embed" xlink:actuate="onLoad" draw:mime-type="image/png"/><svg:title>TestLink logo</svg:title></draw:frame></text:p>
      <text:p text:style-name="Text_20_body">Geral</text:p>
      <text:p text:style-name="Text_20_body">Test Plan</text:p>
      <text:p text:style-name="Text_20_body"><text:bookmark text:name="prodname"/>Project: ProjectManagementTest</text:p>
      <text:p text:style-name="Text_20_body"><text:bookmark text:name="author"/>Author: admin</text:p>
      <text:p text:style-name="Text_20_body"><text:bookmark text:name="printedby"/>Printed by TestLink on 21/12/2022</text:p>
      <text:section text:style-name="Sect1" text:name="copyright">
        <text:p text:style-name="Text_20_body">2009 © TestLink Community</text:p>
      </text:section>
      <text:h text:style-name="Heading_20_1" text:outline-level="1">Table Of Contents</text:h>
      <text:p text:style-name="Text_20_body"/>
      <text:p text:style-name="P9"><text:a xlink:type="simple" xlink:href="#toc_1_1" text:style-name="Internet_20_link" text:visited-style-name="Visited_20_Internet_20_Link"><text:span text:style-name="T1">1.1. Registro de usuário (automatically generated from req. spec.)</text:span></text:a></text:p>
      <text:p text:style-name="P9"><text:a xlink:type="simple" xlink:href="#toc_tc26" text:style-name="Internet_20_link" text:visited-style-name="Visited_20_Internet_20_Link">Criar Usuário válido</text:a></text:p>
      <text:p text:style-name="P9"><text:a xlink:type="simple" xlink:href="#toc_tc28" text:style-name="Internet_20_link" text:visited-style-name="Visited_20_Internet_20_Link">Criar usuário que já possui conta</text:a></text:p>
      <text:p text:style-name="P9"><text:a xlink:type="simple" xlink:href="#toc_tc30" text:style-name="Internet_20_link" text:visited-style-name="Visited_20_Internet_20_Link">Criar Usuário com CPF inválido</text:a></text:p>
      <text:p text:style-name="Text_20_body"/>
      <text:p text:style-name="P9"><text:a xlink:type="simple" xlink:href="#toc_1_2" text:style-name="Internet_20_link" text:visited-style-name="Visited_20_Internet_20_Link"><text:span text:style-name="T1">1.2. Manter Projeto (automatically generated from req. spec.)</text:span></text:a></text:p>
      <text:p text:style-name="P9"><text:a xlink:type="simple" xlink:href="#toc_tc39" text:style-name="Internet_20_link" text:visited-style-name="Visited_20_Internet_20_Link">Criar Projeto válido</text:a></text:p>
      <text:p text:style-name="P9"><text:a xlink:type="simple" xlink:href="#toc_tc41" text:style-name="Internet_20_link" text:visited-style-name="Visited_20_Internet_20_Link">Criar Projeto inválido</text:a></text:p>
      <text:h text:style-name="Heading_20_1" text:outline-level="1">Scope</text:h>
      <text:p text:style-name="Text_20_body"> Contém todos os planos de testes</text:p>
      <text:p text:style-name="Text_20_body"/>
      <text:h text:style-name="Heading_20_1" text:outline-level="1"><text:bookmark text:name="toc_1_1"/>1.1. Test Suite : Registro de usuário (automatically generated from req. spec.)</text:h>
      <text:p text:style-name="Text_20_body">Test Cases in the Test Suite are generated from Requirements. A refinement of test scenario is highly recommended.</text:p>
      <text:p text:style-name="Text_20_body"><text:bookmark text:name="toc_tc26"/> 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leLine2530015612720">
          <table:table-cell table:style-name="Tabela1.A1" table:number-columns-spanned="3" office:value-type="string">
            <text:p text:style-name="Table_20_Heading">Test Case PM-1: Criar Usuário válido</text:p>
          </table:table-cell>
          <table:covered-table-cell/>
          <table:covered-table-cell/>
        </table:table-row>
        <table:table-row table:style-name="TableLine2530015612720">
          <table:table-cell table:style-name="Tabela1.A9" office:value-type="string">
            <text:p text:style-name="Table_20_Contents">Author:</text:p>
          </table:table-cell>
          <table:table-cell table:style-name="Tabela1.A1" table:number-columns-spanned="2" office:value-type="string">
            <text:p text:style-name="Table_20_Contents">admin</text:p>
          </table:table-cell>
          <table:covered-table-cell/>
        </table:table-row>
        <table:table-row table:style-name="TableLine2530015612720">
          <table:table-cell table:style-name="Tabela1.A1" table:number-columns-spanned="3" office:value-type="string">
            <text:p text:style-name="P1">Summary:</text:p>
            <text:p text:style-name="P2">The Test Case was generated from the assigned requirement.</text:p>
          </table:table-cell>
          <table:covered-table-cell/>
          <table:covered-table-cell/>
        </table:table-row>
        <table:table-row table:style-name="TableLine2530015612720">
          <table:table-cell table:style-name="Tabela1.A1" office:value-type="string">
            <text:p text:style-name="Table_20_Contents">#:</text:p>
          </table:table-cell>
          <table:table-cell table:style-name="Tabela1.A1" office:value-type="string">
            <text:p text:style-name="Table_20_Contents">Step actions:</text:p>
          </table:table-cell>
          <table:table-cell table:style-name="Tabela1.A1" office:value-type="string">
            <text:p text:style-name="Table_20_Contents">Expected Results:</text:p>
          </table:table-cell>
        </table:table-row>
        <table:table-row table:style-name="TableLine2530015612720"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P1"> 1- Digitar dados no formulário </text:p>
            <text:list xml:id="list502337036" text:style-name="L1">
              <text:list-item>
                <text:p text:style-name="P3">Digirtar nome: "Gabriel" </text:p>
              </text:list-item>
              <text:list-item>
                <text:p text:style-name="P3">Digitar CPF: "358.009.880-21" </text:p>
              </text:list-item>
              <text:list-item>
                <text:p text:style-name="P3">Digitar senha: 123456  </text:p>
              </text:list-item>
              <text:list-item>
                <text:p text:style-name="P4">confirmar senha "123456" </text:p>
              </text:list-item>
            </text:list>
          </table:table-cell>
          <table:table-cell table:style-name="Tabela1.A1" office:value-type="string">
            <text:p text:style-name="P1"> Dados inseridos na tela sem gerar avisos</text:p>
          </table:table-cell>
        </table:table-row>
        <table:table-row table:style-name="TableLine2530015612720"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P1"> 2-Clicar no botão enviar</text:p>
          </table:table-cell>
          <table:table-cell table:style-name="Tabela1.A1" office:value-type="string">
            <text:p text:style-name="P1">Registro feito com sucesso</text:p>
          </table:table-cell>
        </table:table-row>
        <table:table-row table:style-name="TableLine2530015612720">
          <table:table-cell table:style-name="Tabela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2530015612720">
          <table:table-cell table:style-name="Tabela1.A9" office:value-type="string">
            <text:p text:style-name="Table_20_Contents">Requirements</text:p>
          </table:table-cell>
          <table:table-cell table:style-name="Tabela1.A1" table:number-columns-spanned="2" office:value-type="string">
            <text:p text:style-name="Table_20_Contents">rq01: Criar Usuário</text:p>
          </table:table-cell>
          <table:covered-table-cell/>
        </table:table-row>
        <table:table-row table:style-name="TableLine2530015612720">
          <table:table-cell table:style-name="Tabela1.A9" office:value-type="string">
            <text:p text:style-name="Table_20_Contents">Keywords:</text:p>
          </table:table-cell>
          <table:table-cell table:style-name="Tabela1.A1" table:number-columns-spanned="2" office:value-type="string">
            <text:p text:style-name="Table_20_Contents"> None</text:p>
          </table:table-cell>
          <table:covered-table-cell/>
        </table:table-row>
      </table:table>
      <text:p text:style-name="Text_20_body"><text:bookmark text:name="toc_tc28"/> 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530015600048">
          <table:table-cell table:style-name="Tabela2.A1" table:number-columns-spanned="3" office:value-type="string">
            <text:p text:style-name="Table_20_Heading">Test Case PM-2: Criar usuário que já possui conta</text:p>
          </table:table-cell>
          <table:covered-table-cell/>
          <table:covered-table-cell/>
        </table:table-row>
        <table:table-row table:style-name="TableLine2530015600048">
          <table:table-cell table:style-name="Tabela2.A9" office:value-type="string">
            <text:p text:style-name="Table_20_Contents">Author:</text:p>
          </table:table-cell>
          <table:table-cell table:style-name="Tabela2.A1" table:number-columns-spanned="2" office:value-type="string">
            <text:p text:style-name="Table_20_Contents">admin</text:p>
          </table:table-cell>
          <table:covered-table-cell/>
        </table:table-row>
        <table:table-row table:style-name="TableLine2530015600048">
          <table:table-cell table:style-name="Tabela2.A1" table:number-columns-spanned="3" office:value-type="string">
            <text:p text:style-name="P1">Summary:</text:p>
            <text:p text:style-name="P2">The Test Case was generated from the assigned requirement.</text:p>
          </table:table-cell>
          <table:covered-table-cell/>
          <table:covered-table-cell/>
        </table:table-row>
        <table:table-row table:style-name="TableLine2530015600048">
          <table:table-cell table:style-name="Tabela2.A1" office:value-type="string">
            <text:p text:style-name="Table_20_Contents">#:</text:p>
          </table:table-cell>
          <table:table-cell table:style-name="Tabela2.A1" office:value-type="string">
            <text:p text:style-name="Table_20_Contents">Step actions:</text:p>
          </table:table-cell>
          <table:table-cell table:style-name="Tabela2.A1" office:value-type="string">
            <text:p text:style-name="Table_20_Contents">Expected Results:</text:p>
          </table:table-cell>
        </table:table-row>
        <table:table-row table:style-name="TableLine2530015600048"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P1"> 1-) Inserir dados de usuário</text:p>
            <text:p text:style-name="P1">CPF: 903.131.610-54</text:p>
            <text:p text:style-name="P1"> </text:p>
            <text:p text:style-name="P1"> </text:p>
          </table:table-cell>
          <table:table-cell table:style-name="Tabela2.A1" office:value-type="string">
            <text:p text:style-name="P1"> Dados inseridos no formulário  com sucesso</text:p>
          </table:table-cell>
        </table:table-row>
        <table:table-row table:style-name="TableLine2530015600048"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P1"> Clicar no botão de enviar</text:p>
          </table:table-cell>
          <table:table-cell table:style-name="Tabela2.A1" office:value-type="string">
            <text:p text:style-name="P1"> Recebe uma notificação que usuário já foi cadastrado</text:p>
          </table:table-cell>
        </table:table-row>
        <table:table-row table:style-name="TableLine2530015600048">
          <table:table-cell table:style-name="Tabela2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2530015600048">
          <table:table-cell table:style-name="Tabela2.A9" office:value-type="string">
            <text:p text:style-name="Table_20_Contents">Requirements</text:p>
          </table:table-cell>
          <table:table-cell table:style-name="Tabela2.A1" table:number-columns-spanned="2" office:value-type="string">
            <text:p text:style-name="Table_20_Contents">rq01: Criar Usuário</text:p>
          </table:table-cell>
          <table:covered-table-cell/>
        </table:table-row>
        <table:table-row table:style-name="TableLine2530015600048">
          <table:table-cell table:style-name="Tabela2.A9" office:value-type="string">
            <text:p text:style-name="Table_20_Contents">Keywords:</text:p>
          </table:table-cell>
          <table:table-cell table:style-name="Tabela2.A1" table:number-columns-spanned="2" office:value-type="string">
            <text:p text:style-name="Table_20_Contents"> None</text:p>
          </table:table-cell>
          <table:covered-table-cell/>
        </table:table-row>
      </table:table>
      <text:p text:style-name="Text_20_body"><text:bookmark text:name="toc_tc30"/> 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30016476128">
          <table:table-cell table:style-name="Tabela3.A1" table:number-columns-spanned="3" office:value-type="string">
            <text:p text:style-name="Table_20_Heading">Test Case PM-3: Criar Usuário com CPF inválido</text:p>
          </table:table-cell>
          <table:covered-table-cell/>
          <table:covered-table-cell/>
        </table:table-row>
        <table:table-row table:style-name="TableLine2530016476128">
          <table:table-cell table:style-name="Tabela3.A8" office:value-type="string">
            <text:p text:style-name="Table_20_Contents">Author:</text:p>
          </table:table-cell>
          <table:table-cell table:style-name="Tabela3.A1" table:number-columns-spanned="2" office:value-type="string">
            <text:p text:style-name="Table_20_Contents">admin</text:p>
          </table:table-cell>
          <table:covered-table-cell/>
        </table:table-row>
        <table:table-row table:style-name="TableLine2530016476128">
          <table:table-cell table:style-name="Tabela3.A1" table:number-columns-spanned="3" office:value-type="string">
            <text:p text:style-name="P1">Summary:</text:p>
            <text:p text:style-name="P2">The Test Case was generated from the assigned requirement.</text:p>
          </table:table-cell>
          <table:covered-table-cell/>
          <table:covered-table-cell/>
        </table:table-row>
        <table:table-row table:style-name="TableLine2530016476128">
          <table:table-cell table:style-name="Tabela3.A1" office:value-type="string">
            <text:p text:style-name="Table_20_Contents">#:</text:p>
          </table:table-cell>
          <table:table-cell table:style-name="Tabela3.A1" office:value-type="string">
            <text:p text:style-name="Table_20_Contents">Step actions:</text:p>
          </table:table-cell>
          <table:table-cell table:style-name="Tabela3.A1" office:value-type="string">
            <text:p text:style-name="Table_20_Contents">Expected Results:</text:p>
          </table:table-cell>
        </table:table-row>
        <table:table-row table:style-name="TableLine2530016476128"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 Digitar dados no formulário: </text:p>
            <text:p text:style-name="P1">1- Preencher nome </text:p>
            <text:p text:style-name="P1">2- Preencher CPF com: "111.111.111"</text:p>
            <text:p text:style-name="P1"> </text:p>
          </table:table-cell>
          <table:table-cell table:style-name="Tabela3.A1" office:value-type="string">
            <text:p text:style-name="P1">Mostrar alert de  CPF inválido</text:p>
          </table:table-cell>
        </table:table-row>
        <table:table-row table:style-name="TableLine2530016476128">
          <table:table-cell table:style-name="Tabela3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2530016476128">
          <table:table-cell table:style-name="Tabela3.A8" office:value-type="string">
            <text:p text:style-name="Table_20_Contents">Requirements</text:p>
          </table:table-cell>
          <table:table-cell table:style-name="Tabela3.A1" table:number-columns-spanned="2" office:value-type="string">
            <text:p text:style-name="Table_20_Contents">rq01: Criar Usuário</text:p>
          </table:table-cell>
          <table:covered-table-cell/>
        </table:table-row>
        <table:table-row table:style-name="TableLine2530016476128">
          <table:table-cell table:style-name="Tabela3.A8" office:value-type="string">
            <text:p text:style-name="Table_20_Contents">Keywords:</text:p>
          </table:table-cell>
          <table:table-cell table:style-name="Tabela3.A1" table:number-columns-spanned="2" office:value-type="string">
            <text:p text:style-name="Table_20_Contents"> None</text:p>
          </table:table-cell>
          <table:covered-table-cell/>
        </table:table-row>
      </table:table>
      <text:h text:style-name="Heading_20_1" text:outline-level="1"><text:bookmark text:name="toc_1_2"/><text:soft-page-break/>1.2. Test Suite : Manter Projeto (automatically generated from req. spec.)</text:h>
      <text:p text:style-name="Text_20_body">Test Cases in the Test Suite are generated from Requirements. A refinement of test scenario is highly recommended.</text:p>
      <text:p text:style-name="Text_20_body"><text:bookmark text:name="toc_tc39"/> 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530016472960">
          <table:table-cell table:style-name="Tabela4.A1" table:number-columns-spanned="3" office:value-type="string">
            <text:p text:style-name="Table_20_Heading">Test Case PM-4: Criar Projeto válido</text:p>
          </table:table-cell>
          <table:covered-table-cell/>
          <table:covered-table-cell/>
        </table:table-row>
        <table:table-row table:style-name="TableLine2530016472960">
          <table:table-cell table:style-name="Tabela4.A10" office:value-type="string">
            <text:p text:style-name="Table_20_Contents">Author:</text:p>
          </table:table-cell>
          <table:table-cell table:style-name="Tabela4.A1" table:number-columns-spanned="2" office:value-type="string">
            <text:p text:style-name="Table_20_Contents">admin</text:p>
          </table:table-cell>
          <table:covered-table-cell/>
        </table:table-row>
        <table:table-row table:style-name="TableLine2530016472960">
          <table:table-cell table:style-name="Tabela4.A1" table:number-columns-spanned="3" office:value-type="string">
            <text:p text:style-name="P1">Summary:</text:p>
            <text:p text:style-name="P2">The Test Case was generated from the assigned requirement.</text:p>
          </table:table-cell>
          <table:covered-table-cell/>
          <table:covered-table-cell/>
        </table:table-row>
        <table:table-row table:style-name="TableLine2530016472960">
          <table:table-cell table:style-name="Tabela4.A1" table:number-columns-spanned="3" office:value-type="string">
            <text:p text:style-name="P1">Preconditions:</text:p>
            <text:p text:style-name="P1">1 -) Usuário precisa ter conta no sistema</text:p>
            <text:p text:style-name="P1">2-) Usuário precisa ter lgoado no sistema</text:p>
            <text:p text:style-name="P1">3-) Usuário precisa participar ou criar uma organização no sistema</text:p>
          </table:table-cell>
          <table:covered-table-cell/>
          <table:covered-table-cell/>
        </table:table-row>
        <table:table-row table:style-name="TableLine2530016472960">
          <table:table-cell table:style-name="Tabela4.A1" office:value-type="string">
            <text:p text:style-name="Table_20_Contents">#:</text:p>
          </table:table-cell>
          <table:table-cell table:style-name="Tabela4.A1" office:value-type="string">
            <text:p text:style-name="Table_20_Contents">Step actions:</text:p>
          </table:table-cell>
          <table:table-cell table:style-name="Tabela4.A1" office:value-type="string">
            <text:p text:style-name="Table_20_Contents">Expected Results:</text:p>
          </table:table-cell>
        </table:table-row>
        <table:table-row table:style-name="TableLine2530016472960">
          <table:table-cell table:style-name="Tabela4.A1" office:value-type="string">
            <text:p text:style-name="Table_20_Contents">1</text:p>
          </table:table-cell>
          <table:table-cell table:style-name="Tabela4.A1" office:value-type="string">
            <text:p text:style-name="P1"> 1)Digita nome do projeto: "teste"</text:p>
            <text:p text:style-name="P1">2) faz upload(opcional) de qualquer imagem para o  projeto</text:p>
          </table:table-cell>
          <table:table-cell table:style-name="Tabela4.A1" office:value-type="string">
            <text:p text:style-name="P1"> Sem erros aparentes</text:p>
          </table:table-cell>
        </table:table-row>
        <table:table-row table:style-name="TableLine2530016472960">
          <table:table-cell table:style-name="Tabela4.A1" office:value-type="string">
            <text:p text:style-name="Table_20_Contents">2</text:p>
          </table:table-cell>
          <table:table-cell table:style-name="Tabela4.A1" office:value-type="string">
            <text:p text:style-name="P1"> Clica no botão confirmar </text:p>
          </table:table-cell>
          <table:table-cell table:style-name="Tabela4.A1" office:value-type="string">
            <text:p text:style-name="P1"> Dados inseridos com sucesso</text:p>
          </table:table-cell>
        </table:table-row>
        <table:table-row table:style-name="TableLine2530016472960">
          <table:table-cell table:style-name="Tabela4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2530016472960">
          <table:table-cell table:style-name="Tabela4.A10" office:value-type="string">
            <text:p text:style-name="Table_20_Contents">Requirements</text:p>
          </table:table-cell>
          <table:table-cell table:style-name="Tabela4.A1" table:number-columns-spanned="2" office:value-type="string">
            <text:p text:style-name="Table_20_Contents">rq03: Criar Projeto</text:p>
          </table:table-cell>
          <table:covered-table-cell/>
        </table:table-row>
        <table:table-row table:style-name="TableLine2530016472960">
          <table:table-cell table:style-name="Tabela4.A10" office:value-type="string">
            <text:p text:style-name="Table_20_Contents">Keywords:</text:p>
          </table:table-cell>
          <table:table-cell table:style-name="Tabela4.A1" table:number-columns-spanned="2" office:value-type="string">
            <text:p text:style-name="Table_20_Contents"> None</text:p>
          </table:table-cell>
          <table:covered-table-cell/>
        </table:table-row>
      </table:table>
      <text:p text:style-name="Text_20_body"><text:bookmark text:name="toc_tc41"/> 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530016464320">
          <table:table-cell table:style-name="Tabela5.A1" table:number-columns-spanned="3" office:value-type="string">
            <text:p text:style-name="Table_20_Heading">Test Case PM-5: Criar Projeto inválido</text:p>
          </table:table-cell>
          <table:covered-table-cell/>
          <table:covered-table-cell/>
        </table:table-row>
        <table:table-row table:style-name="TableLine2530016464320">
          <table:table-cell table:style-name="Tabela5.A10" office:value-type="string">
            <text:p text:style-name="Table_20_Contents">Author:</text:p>
          </table:table-cell>
          <table:table-cell table:style-name="Tabela5.A1" table:number-columns-spanned="2" office:value-type="string">
            <text:p text:style-name="Table_20_Contents">admin</text:p>
          </table:table-cell>
          <table:covered-table-cell/>
        </table:table-row>
        <table:table-row table:style-name="TableLine2530016464320">
          <table:table-cell table:style-name="Tabela5.A1" table:number-columns-spanned="3" office:value-type="string">
            <text:p text:style-name="P1">Summary:</text:p>
            <text:p text:style-name="P2">The Test Case was generated from the assigned requirement.</text:p>
          </table:table-cell>
          <table:covered-table-cell/>
          <table:covered-table-cell/>
        </table:table-row>
        <table:table-row table:style-name="TableLine2530016464320">
          <table:table-cell table:style-name="Tabela5.A1" table:number-columns-spanned="3" office:value-type="string">
            <text:p text:style-name="P1">Preconditions:</text:p>
            <text:p text:style-name="P1"> 1 - Usuário precisa ter conta no sistema </text:p>
            <text:p text:style-name="P1">2 - Usuário precisa ter logado no sistema </text:p>
            <text:p text:style-name="P1">3 - usuário precisa participar de uma organização</text:p>
          </table:table-cell>
          <table:covered-table-cell/>
          <table:covered-table-cell/>
        </table:table-row>
        <table:table-row table:style-name="TableLine2530016464320">
          <table:table-cell table:style-name="Tabela5.A1" office:value-type="string">
            <text:p text:style-name="Table_20_Contents">#:</text:p>
          </table:table-cell>
          <table:table-cell table:style-name="Tabela5.A1" office:value-type="string">
            <text:p text:style-name="Table_20_Contents">Step actions:</text:p>
          </table:table-cell>
          <table:table-cell table:style-name="Tabela5.A1" office:value-type="string">
            <text:p text:style-name="Table_20_Contents">Expected Results:</text:p>
          </table:table-cell>
        </table:table-row>
        <table:table-row table:style-name="TableLine2530016464320">
          <table:table-cell table:style-name="Tabela5.A1" office:value-type="string">
            <text:p text:style-name="Table_20_Contents">1</text:p>
          </table:table-cell>
          <table:table-cell table:style-name="Tabela5.A1" office:value-type="string">
            <text:p text:style-name="P1"> Digite o nome do projeto: "repetido"</text:p>
          </table:table-cell>
          <table:table-cell table:style-name="Tabela5.A1" office:value-type="string">
            <text:p text:style-name="P1"> Dados inseridos no formulário com sucesso</text:p>
          </table:table-cell>
        </table:table-row>
        <table:table-row table:style-name="TableLine2530016464320">
          <table:table-cell table:style-name="Tabela5.A1" office:value-type="string">
            <text:p text:style-name="Table_20_Contents">2</text:p>
          </table:table-cell>
          <table:table-cell table:style-name="Tabela5.A1" office:value-type="string">
            <text:p text:style-name="P1">Clique no botão enviar</text:p>
          </table:table-cell>
          <table:table-cell table:style-name="Tabela5.A1" office:value-type="string">
            <text:p text:style-name="P1"> Uma notificação de erro que mostra que possui um projeto com mesmo nome</text:p>
          </table:table-cell>
        </table:table-row>
        <table:table-row table:style-name="TableLine2530016464320">
          <table:table-cell table:style-name="Tabela5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2530016464320">
          <table:table-cell table:style-name="Tabela5.A10" office:value-type="string">
            <text:p text:style-name="Table_20_Contents">Requirements</text:p>
          </table:table-cell>
          <table:table-cell table:style-name="Tabela5.A1" table:number-columns-spanned="2" office:value-type="string">
            <text:p text:style-name="Table_20_Contents">rq03: Criar Projeto</text:p>
          </table:table-cell>
          <table:covered-table-cell/>
        </table:table-row>
        <table:table-row table:style-name="TableLine2530016464320">
          <table:table-cell table:style-name="Tabela5.A10" office:value-type="string">
            <text:p text:style-name="Table_20_Contents">Keywords:</text:p>
          </table:table-cell>
          <table:table-cell table:style-name="Tabela5.A1" table:number-columns-spanned="2" office:value-type="string">
            <text:p text:style-name="Table_20_Contents"> None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, Helvetica, sans-serif" fo:font-size="9pt" style:font-name-asian="Arial2" style:font-family-asian="Arial, Helvetica, sans-serif" style:font-size-asian="9pt" style:font-name-complex="Arial2" style:font-family-complex="Arial, Helvetica, sans-serif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Arial2" fo:font-family="Arial, Helvetica, sans-serif" fo:font-size="10pt" style:font-name-asian="Arial2" style:font-family-asian="Arial, Helvetica, sans-serif" style:font-size-asian="10pt" style:font-name-complex="Arial2" style:font-family-complex="Arial, Helvetica, sans-serif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1.323cm" fo:margin-bottom="1.323cm" style:contextual-spacing="false" fo:text-align="start" style:justify-single-word="false" fo:text-indent="0cm" style:auto-text-indent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style:contextual-spacing="false" fo:text-indent="0.265cm" style:auto-text-indent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.265cm" style:auto-text-indent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style:contextual-spacing="false" fo:text-indent="0.529cm" style:auto-text-indent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rpo_20_do_20_texto.important" style:display-name="Corpo do texto.important" style:family="paragraph" style:parent-style-name="Text_20_body">
      <style:text-properties fo:color="#ff0000" loext:opacity="100%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0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000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plan Geral</dc:title>
    <meta:document-statistic meta:table-count="5" meta:image-count="1" meta:object-count="0" meta:page-count="3" meta:paragraph-count="134" meta:word-count="470" meta:character-count="3058" meta:non-whitespace-character-count="2673"/>
    <meta:generator>LibreOffice/7.3.4.2$Windows_X86_64 LibreOffice_project/728fec16bd5f605073805c3c9e7c4212a0120dc5</meta:generator>
  </office:meta>
</office:document-meta>
</file>